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36e8" officeooo:paragraph-rsid="001f36e8" style:font-weight-asian="bold" style:font-weight-complex="bold"/>
    </style:style>
    <style:style style:name="P2" style:family="paragraph" style:parent-style-name="Standard">
      <style:text-properties fo:font-weight="bold" officeooo:rsid="002456e5" officeooo:paragraph-rsid="002456e5" style:font-weight-asian="bold" style:font-weight-complex="bold"/>
    </style:style>
    <style:style style:name="P3" style:family="paragraph" style:parent-style-name="Standard">
      <style:text-properties officeooo:rsid="001f36e8" officeooo:paragraph-rsid="001f36e8"/>
    </style:style>
    <style:style style:name="P4" style:family="paragraph" style:parent-style-name="Standard">
      <style:paragraph-properties fo:text-align="center" style:justify-single-word="false"/>
      <style:text-properties officeooo:rsid="001f36e8" officeooo:paragraph-rsid="001f36e8"/>
    </style:style>
    <style:style style:name="P5" style:family="paragraph" style:parent-style-name="Standard">
      <style:text-properties officeooo:rsid="001f36e8" officeooo:paragraph-rsid="00206ea9"/>
    </style:style>
    <style:style style:name="P6" style:family="paragraph" style:parent-style-name="Standard">
      <style:text-properties fo:font-style="normal" style:text-underline-style="none" fo:font-weight="bold" officeooo:rsid="00206ea9" officeooo:paragraph-rsid="00206ea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234367" officeooo:paragraph-rsid="00234367"/>
    </style:style>
    <style:style style:name="P8" style:family="paragraph" style:parent-style-name="Standard">
      <style:text-properties officeooo:rsid="00234367" officeooo:paragraph-rsid="002456e5"/>
    </style:style>
    <style:style style:name="P9" style:family="paragraph" style:parent-style-name="Standard">
      <style:text-properties officeooo:rsid="002456e5" officeooo:paragraph-rsid="002456e5"/>
    </style:style>
    <style:style style:name="P10" style:family="paragraph" style:parent-style-name="Table_20_Contents">
      <style:paragraph-properties fo:text-align="center" style:justify-single-word="false"/>
      <style:text-properties officeooo:rsid="001f36e8" officeooo:paragraph-rsid="001f36e8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normal" style:text-underline-style="none" fo:font-weight="normal" officeooo:rsid="00206ea9" officeooo:paragraph-rsid="00206ea9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paragraph-rsid="001f36e8"/>
    </style:style>
    <style:style style:name="P13" style:family="paragraph" style:parent-style-name="Standard" style:list-style-name="L1">
      <style:text-properties officeooo:paragraph-rsid="00206ea9"/>
    </style:style>
    <style:style style:name="P14" style:family="paragraph" style:parent-style-name="Standard" style:list-style-name="L1">
      <style:text-properties officeooo:rsid="00206ea9" officeooo:paragraph-rsid="00206ea9"/>
    </style:style>
    <style:style style:name="T1" style:family="text">
      <style:text-properties officeooo:rsid="001f36e8"/>
    </style:style>
    <style:style style:name="T2" style:family="text">
      <style:text-properties fo:font-style="italic" fo:font-weight="bold" officeooo:rsid="001f36e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06ea9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58255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1f36e8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1f36e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6ea9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06ea9" style:font-style-asian="normal" style:font-weight-asian="normal" style:font-style-complex="normal" style:font-weight-complex="normal"/>
    </style:style>
    <style:style style:name="T9" style:family="text">
      <style:text-properties officeooo:rsid="00206ea9"/>
    </style:style>
    <style:style style:name="T10" style:family="text">
      <style:text-properties officeooo:rsid="00227485"/>
    </style:style>
    <style:style style:name="T11" style:family="text">
      <style:text-properties officeooo:rsid="002456e5"/>
    </style:style>
    <style:style style:name="T12" style:family="text">
      <style:text-properties officeooo:rsid="00258255"/>
    </style:style>
    <style:style style:name="T13" style:family="text">
      <style:text-properties officeooo:rsid="002604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de Teste com JUNIT</text:p>
      <text:p text:style-name="P3"/>
      <text:p text:style-name="P3">Executar testes de unidade em um método de cálculo de imposto de renda de uma classe Pessoa.</text:p>
      <text:p text:style-name="P3"/>
      <text:p text:style-name="P3">Para esse contexto, uma Pessoa tem como características: seu nome, salário, número de dependentes <text:span text:style-name="T10">e idade.</text:span></text:p>
      <text:p text:style-name="P3"/>
      <text:p text:style-name="P3">As regras para o cálculo do imposto de renda são:</text:p>
      <text:p text:style-name="P3"/>
      <text:p text:style-name="P3">- Uma pessoa com idade maior ou igual a 65 anos não paga imposto.</text:p>
      <text:p text:style-name="P3">- Para pessoas com menos de 65 anos o imposto é calculado de acordo com a seguinte tabela:</text:p>
      <text:p text:style-name="P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Salário</text:p>
          </table:table-cell>
          <table:table-cell table:style-name="Tabela1.A1" office:value-type="string">
            <text:p text:style-name="P10">Percentual</text:p>
          </table:table-cell>
          <table:table-cell table:style-name="Tabela1.C1" office:value-type="string">
            <text:p text:style-name="P10">Dedução</text:p>
          </table:table-cell>
        </table:table-row>
        <table:table-row>
          <table:table-cell table:style-name="Tabela1.A2" office:value-type="string">
            <text:p text:style-name="P4">Até 1.787,77 <text:tab/></text:p>
          </table:table-cell>
          <table:table-cell table:style-name="Tabela1.A2" office:value-type="string">
            <text:p text:style-name="P10">-</text:p>
          </table:table-cell>
          <table:table-cell table:style-name="Tabela1.C2" office:value-type="string">
            <text:p text:style-name="P10">-</text:p>
          </table:table-cell>
        </table:table-row>
        <table:table-row>
          <table:table-cell table:style-name="Tabela1.A2" office:value-type="string">
            <text:p text:style-name="P4">De 1.787,78 até 2.679,29 </text:p>
          </table:table-cell>
          <table:table-cell table:style-name="Tabela1.A2" office:value-type="string">
            <text:p text:style-name="P10">7,5%</text:p>
          </table:table-cell>
          <table:table-cell table:style-name="Tabela1.C2" office:value-type="string">
            <text:p text:style-name="P4">134,08</text:p>
          </table:table-cell>
        </table:table-row>
        <table:table-row>
          <table:table-cell table:style-name="Tabela1.A2" office:value-type="string">
            <text:p text:style-name="P4">De 2.679,30 até 3.572,43</text:p>
          </table:table-cell>
          <table:table-cell table:style-name="Tabela1.A2" office:value-type="string">
            <text:p text:style-name="P10">15%</text:p>
          </table:table-cell>
          <table:table-cell table:style-name="Tabela1.C2" office:value-type="string">
            <text:p text:style-name="P4">335,03</text:p>
          </table:table-cell>
        </table:table-row>
        <table:table-row>
          <table:table-cell table:style-name="Tabela1.A2" office:value-type="string">
            <text:p text:style-name="P4">De 3.572,44 até 4.463,81</text:p>
          </table:table-cell>
          <table:table-cell table:style-name="Tabela1.A2" office:value-type="string">
            <text:p text:style-name="P10">22,5%</text:p>
          </table:table-cell>
          <table:table-cell table:style-name="Tabela1.C2" office:value-type="string">
            <text:p text:style-name="P4">602,96</text:p>
          </table:table-cell>
        </table:table-row>
        <table:table-row>
          <table:table-cell table:style-name="Tabela1.A2" office:value-type="string">
            <text:p text:style-name="P4">Acima de 4.463,81 </text:p>
          </table:table-cell>
          <table:table-cell table:style-name="Tabela1.A2" office:value-type="string">
            <text:p text:style-name="P10">27,5%</text:p>
          </table:table-cell>
          <table:table-cell table:style-name="Tabela1.C2" office:value-type="string">
            <text:p text:style-name="P4">826,15</text:p>
          </table:table-cell>
        </table:table-row>
      </table:table>
      <text:p text:style-name="P3"><text:s/></text:p>
      <text:p text:style-name="P2">Etapa 1:</text:p>
      <text:p text:style-name="P9">Verificar em faixa se enquadra o salário da pessoa, aplicar o percentual da faixa e do resultado, deduzir o valor de dedução da faixa.</text:p>
      <text:p text:style-name="P7"/>
      <text:p text:style-name="P7">Exemplo de calculo do imposto:</text:p>
      <text:p text:style-name="P8"><text:tab/>salário 2000,00 → entra na faixa 2 (<text:span text:style-name="T1">De 1.787,78 até 2.679,29</text:span>) </text:p>
      <text:p text:style-name="P8"><text:span text:style-name="T11"><text:tab/>imposto = </text:span><text:s/>2000,00 * 7,5% - 134,08 <text:span text:style-name="T11">= 15,91</text:span></text:p>
      <text:p text:style-name="P3"/>
      <text:p text:style-name="P2">Etapa 2:</text:p>
      <text:p text:style-name="P3">Do total de imposto calculado, é deduzido R$ 179,71 por dependente.</text:p>
      <text:p text:style-name="P3"/>
      <text:p text:style-name="P3">Ou seja, se o imposto calculado foi 300,00 e a pessoa tem 1 dependente, o imposto passa a ser 300,00 – 179,71.</text:p>
      <text:p text:style-name="P3"/>
      <text:p text:style-name="P3">De acordo com esse contexto faça:</text:p>
      <text:p text:style-name="P3"/>
      <text:list xml:id="list1245817439935179312" text:style-name="L1">
        <text:list-item>
          <text:p text:style-name="P12"><text:span text:style-name="T1">uma classe </text:span><text:span text:style-name="T2">Pessoa</text:span><text:span text:style-name="T1"> com seus atributos e um método </text:span><text:span text:style-name="T2">calculaImposto</text:span><text:span text:style-name="T1"> que retorna o valor do imposto (</text:span><text:span text:style-name="T5">double), </text:span><text:span text:style-name="T6">para passar na série de teste </text:span><text:span text:style-name="T7">da classe </text:span><text:span text:style-name="T3">Pessoa</text:span><text:span text:style-name="T4">Test</text:span><text:span text:style-name="T6">;</text:span></text:p>
        </text:list-item>
      </text:list>
      <text:p text:style-name="P3"/>
      <text:list xml:id="list141858019496321" text:continue-numbering="true" text:style-name="L1">
        <text:list-item>
          <text:p text:style-name="P13"><text:span text:style-name="T9">o código a seguir apresenta uma classe de teste (Junit) - </text:span><text:span text:style-name="T3">Pessoa</text:span><text:span text:style-name="T4">Test</text:span><text:span text:style-name="T9"> - com um método de teste para cada situação das regras apresentadas para o problema, para cada faixa de valores. Copie o código, crie métodos de teste para a regra de pessoas maiores de 65 anos, tendo 0 dependentes ou 2 dependentes, com salários nas 5 faixas da tabela.</text:span></text:p>
          <text:p text:style-name="P14"/>
        </text:list-item>
        <text:list-item>
          <text:p text:style-name="P13"><text:span text:style-name="T9">Implemente o método <text:s/></text:span><text:span text:style-name="T2">calculaImposto </text:span><text:span text:style-name="T7">da classe </text:span><text:span text:style-name="T3">Pessoa </text:span><text:span text:style-name="T8">com as regras necessárias para passar na série de teste.</text:span></text:p>
        </text:list-item>
      </text:list>
      <text:p text:style-name="P11"/>
      <text:p text:style-name="P6"/>
      <text:p text:style-name="P6">Pessoa<text:span text:style-name="T12">Test</text:span>.java</text:p>
      <text:p text:style-name="P3"/>
      <text:p text:style-name="P3">import static org.junit.Assert.*;</text:p>
      <text:p text:style-name="P3"><text:soft-page-break/></text:p>
      <text:p text:style-name="P3">import org.junit.After;</text:p>
      <text:p text:style-name="P3">import org.junit.AfterClass;</text:p>
      <text:p text:style-name="P3">import org.junit.Before;</text:p>
      <text:p text:style-name="P3">import org.junit.BeforeClass;</text:p>
      <text:p text:style-name="P3">import org.junit.Test;</text:p>
      <text:p text:style-name="P3"/>
      <text:p text:style-name="P3">public class Pessoa<text:span text:style-name="T13">Test</text:span> {</text:p>
      <text:p text:style-name="P3"/>
      <text:p text:style-name="P3"><text:tab/>@Test</text:p>
      <text:p text:style-name="P3"><text:tab/>public void test<text:span text:style-name="T12">Faixa1</text:span>() {</text:p>
      <text:p text:style-name="P3"><text:tab/><text:tab/>Pessoa p = new Pessoa("joão",1500.00,0,20);</text:p>
      <text:p text:style-name="P3"><text:tab/><text:tab/>assertEquals(0,p.calculaImposto(),0);</text:p>
      <text:p text:style-name="P3"><text:tab/><text:tab/></text:p>
      <text:p text:style-name="P3"><text:tab/><text:tab/>p = new Pessoa("maria",1500.00,1,50);</text:p>
      <text:p text:style-name="P5"><text:tab/><text:tab/>assertEquals(0,p.calculaImposto(),0);</text:p>
      <text:p text:style-name="P5"><text:tab/></text:p>
      <text:p text:style-name="P5"><text:tab/><text:tab/>System.out.println("Passou Teste 1 - <text:s/>primeira faixa");</text:p>
      <text:p text:style-name="P5"><text:tab/>}</text:p>
      <text:p text:style-name="P3"><text:tab/></text:p>
      <text:p text:style-name="P3"><text:tab/>@Test</text:p>
      <text:p text:style-name="P3"><text:tab/>public void test<text:span text:style-name="T12">Faixa</text:span>2() {</text:p>
      <text:p text:style-name="P3"><text:tab/><text:tab/></text:p>
      <text:p text:style-name="P3"><text:tab/><text:tab/>Pessoa p = new Pessoa("joão",2000.00,0,60);</text:p>
      <text:p text:style-name="P3"><text:tab/><text:tab/>assertEquals(15.91,p.calculaImposto(),0.1);</text:p>
      <text:p text:style-name="P3"><text:tab/><text:tab/></text:p>
      <text:p text:style-name="P3"><text:tab/><text:tab/>p = new Pessoa("joão",2000.00,2,50);</text:p>
      <text:p text:style-name="P3"><text:tab/><text:tab/>assertEquals(0,p.calculaImposto(),0);</text:p>
      <text:p text:style-name="P3"/>
      <text:p text:style-name="P3"><text:tab/><text:tab/>System.out.println("Passou Teste 2 - segunda faixa");</text:p>
      <text:p text:style-name="P3"><text:tab/>}</text:p>
      <text:p text:style-name="P3"/>
      <text:p text:style-name="P3"><text:tab/>@Test</text:p>
      <text:p text:style-name="P3"><text:tab/>public void test<text:span text:style-name="T12">Faixa</text:span>3() {</text:p>
      <text:p text:style-name="P3"><text:tab/><text:tab/>Pessoa p = new Pessoa("paulo",3500.00,0,20);</text:p>
      <text:p text:style-name="P3"><text:tab/><text:tab/>assertEquals(189.97,p.calculaImposto(),0.1);</text:p>
      <text:p text:style-name="P3"><text:tab/><text:tab/></text:p>
      <text:p text:style-name="P3"><text:tab/><text:tab/>p = new Pessoa("paulo",3500.00,1,20);</text:p>
      <text:p text:style-name="P3"><text:tab/><text:tab/>assertEquals(10.26,p.calculaImposto(),0.1);</text:p>
      <text:p text:style-name="P3"/>
      <text:p text:style-name="P3"><text:tab/><text:tab/>p = new Pessoa("paulo",3500.00,2,40);</text:p>
      <text:p text:style-name="P3"><text:tab/><text:tab/>assertEquals(0,p.calculaImposto(),0);</text:p>
      <text:p text:style-name="P3"/>
      <text:p text:style-name="P3"><text:tab/><text:tab/>System.out.println("Passou Teste 3 - terceira faixa");</text:p>
      <text:p text:style-name="P3"><text:tab/>}</text:p>
      <text:p text:style-name="P3"/>
      <text:p text:style-name="P3"><text:tab/>@Test</text:p>
      <text:p text:style-name="P3"><text:tab/>public void test<text:span text:style-name="T12">Faixa</text:span>4() {</text:p>
      <text:p text:style-name="P3"><text:tab/><text:tab/>Pessoa p = new Pessoa("paulo",4400.00,0,40);</text:p>
      <text:p text:style-name="P3"><text:tab/><text:tab/>assertEquals(387.04,p.calculaImposto(),0.1);</text:p>
      <text:p text:style-name="P3"><text:tab/><text:tab/></text:p>
      <text:p text:style-name="P3"><text:tab/><text:tab/>p = new Pessoa("paulo",4400.00,1,30);</text:p>
      <text:p text:style-name="P3"><text:soft-page-break/><text:tab/><text:tab/>assertEquals(207.33,p.calculaImposto(),0.1);</text:p>
      <text:p text:style-name="P3"/>
      <text:p text:style-name="P3"><text:tab/><text:tab/>p = new Pessoa("paulo",4400.00,2,40);</text:p>
      <text:p text:style-name="P3"><text:tab/><text:tab/>assertEquals(27.62,p.calculaImposto(),0.1);</text:p>
      <text:p text:style-name="P3"/>
      <text:p text:style-name="P3"><text:tab/><text:tab/>p = new Pessoa("paulo",4400.00,3,20);</text:p>
      <text:p text:style-name="P3"><text:tab/><text:tab/>assertEquals(0,p.calculaImposto(),0);</text:p>
      <text:p text:style-name="P3"/>
      <text:p text:style-name="P3"><text:tab/><text:tab/>System.out.println("Passou Teste 4 - quarta faixa");</text:p>
      <text:p text:style-name="P3"><text:tab/>}</text:p>
      <text:p text:style-name="P3"/>
      <text:p text:style-name="P3"><text:tab/>@Test</text:p>
      <text:p text:style-name="P3"><text:tab/>public void test<text:span text:style-name="T12">Faixa</text:span>5() {</text:p>
      <text:p text:style-name="P3"><text:tab/><text:tab/>Pessoa p = new Pessoa("jose",7000.00,0,50);</text:p>
      <text:p text:style-name="P3"><text:tab/><text:tab/>assertEquals(1098.85,p.calculaImposto(),0.1);</text:p>
      <text:p text:style-name="P3"><text:tab/><text:tab/></text:p>
      <text:p text:style-name="P3"><text:tab/><text:tab/>p = new Pessoa("jose",7000.00,2,30);</text:p>
      <text:p text:style-name="P3"><text:tab/><text:tab/>assertEquals(739.43,p.calculaImposto(),0.1);</text:p>
      <text:p text:style-name="P3"/>
      <text:p text:style-name="P3"><text:tab/><text:tab/>p = new Pessoa("paulo",7000.00,6,40);</text:p>
      <text:p text:style-name="P3"><text:tab/><text:tab/>assertEquals(20.59,p.calculaImposto(),0.1);</text:p>
      <text:p text:style-name="P3"/>
      <text:p text:style-name="P3"><text:tab/><text:tab/>p = new Pessoa("paulo",7000.00,7,20);</text:p>
      <text:p text:style-name="P3"><text:tab/><text:tab/>assertEquals(0,p.calculaImposto(),0);</text:p>
      <text:p text:style-name="P3"/>
      <text:p text:style-name="P3"><text:tab/><text:tab/>System.out.println("Passou Teste 5 - quinta faixa");</text:p>
      <text:p text:style-name="P3"><text:tab/>}</text:p>
      <text:p text:style-name="P3"/>
      <text:p text:style-name="P3"><text:tab/></text:p>
      <text:p text:style-name="P3"><text:tab/>@BeforeClass</text:p>
      <text:p text:style-name="P3"><text:tab/>public static void inicializaClass() {</text:p>
      <text:p text:style-name="P3"><text:tab/><text:tab/>System.out.println("iniciou série de teste");</text:p>
      <text:p text:style-name="P3"><text:tab/>}</text:p>
      <text:p text:style-name="P3"><text:tab/></text:p>
      <text:p text:style-name="P3"><text:tab/>@AfterClass</text:p>
      <text:p text:style-name="P3"><text:tab/>public static void finalizaClass() {</text:p>
      <text:p text:style-name="P3"><text:tab/><text:tab/>System.out.println("Finalizou série de teste");</text:p>
      <text:p text:style-name="P3"><text:tab/>}</text:p>
      <text:p text:style-name="P3"/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1:19:04.37</meta:creation-date>
    <dc:date>2022-07-18T14:18:56.877000000</dc:date>
    <meta:editing-duration>PT1H55M39S</meta:editing-duration>
    <meta:editing-cycles>7</meta:editing-cycles>
    <meta:generator>LibreOffice/5.0.6.3$Windows_X86_64 LibreOffice_project/490fc03b25318460cfc54456516ea2519c11d1aa</meta:generator>
    <meta:document-statistic meta:table-count="1" meta:image-count="0" meta:object-count="0" meta:page-count="3" meta:paragraph-count="115" meta:word-count="490" meta:character-count="3834" meta:non-whitespace-character-count="3328"/>
  </office:meta>
</office:document-meta>
</file>